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0b09c" officeooo:paragraph-rsid="0010b09c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10b09c" officeooo:paragraph-rsid="0010b09c" style:font-size-asian="16pt" style:font-size-complex="16pt"/>
    </style:style>
    <style:style style:name="P3" style:family="paragraph" style:parent-style-name="Standard">
      <style:text-properties officeooo:rsid="00128385" officeooo:paragraph-rsid="00128385"/>
    </style:style>
    <style:style style:name="P4" style:family="paragraph" style:parent-style-name="Standard">
      <style:text-properties officeooo:rsid="0013ac9a" officeooo:paragraph-rsid="0013ac9a"/>
    </style:style>
    <style:style style:name="P5" style:family="paragraph" style:parent-style-name="Standard">
      <style:text-properties officeooo:rsid="001471a4" officeooo:paragraph-rsid="001471a4"/>
    </style:style>
    <style:style style:name="P6" style:family="paragraph" style:parent-style-name="Standard">
      <style:text-properties officeooo:rsid="00158a0d" officeooo:paragraph-rsid="00158a0d"/>
    </style:style>
    <style:style style:name="P7" style:family="paragraph" style:parent-style-name="Standard">
      <style:text-properties officeooo:rsid="00158a0d" officeooo:paragraph-rsid="00162f65"/>
    </style:style>
    <style:style style:name="P8" style:family="paragraph" style:parent-style-name="Standard">
      <style:text-properties officeooo:rsid="00162f65" officeooo:paragraph-rsid="00162f65"/>
    </style:style>
    <style:style style:name="P9" style:family="paragraph" style:parent-style-name="Standard">
      <style:text-properties officeooo:rsid="00173628" officeooo:paragraph-rsid="00173628"/>
    </style:style>
    <style:style style:name="P10" style:family="paragraph" style:parent-style-name="Standard">
      <style:text-properties officeooo:rsid="00182bbb" officeooo:paragraph-rsid="00173628"/>
    </style:style>
    <style:style style:name="P11" style:family="paragraph" style:parent-style-name="Standard">
      <style:text-properties officeooo:rsid="00182bbb" officeooo:paragraph-rsid="00182bbb"/>
    </style:style>
    <style:style style:name="T1" style:family="text">
      <style:text-properties style:text-underline-style="none"/>
    </style:style>
    <style:style style:name="T2" style:family="text">
      <style:text-properties officeooo:rsid="00128385"/>
    </style:style>
    <style:style style:name="T3" style:family="text">
      <style:text-properties officeooo:rsid="001471a4"/>
    </style:style>
    <style:style style:name="T4" style:family="text">
      <style:text-properties officeooo:rsid="00162f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minario 3 FR:<text:span text:style-name="T1"> </text:span>Seguridad</text:p>
      <text:p text:style-name="P1"/>
      <text:p text:style-name="P1">- Integridad → Fingerprint</text:p>
      <text:p text:style-name="P1">- Confidencialidad →<text:span text:style-name="T3"> Simétricos (misma clave para cifrar que para descifrar) o Asimétricos</text:span></text:p>
      <text:p text:style-name="P1">- Autenticación</text:p>
      <text:p text:style-name="P1">- No repudio</text:p>
      <text:p text:style-name="P1"/>
      <text:p text:style-name="P1">Vamos a trabajar en dos máquinas y nos ponemos en root</text:p>
      <text:p text:style-name="P1"/>
      <text:p text:style-name="P4">INTEGRIDAD</text:p>
      <text:p text:style-name="P1"/>
      <text:p text:style-name="P1">Máquina A</text:p>
      <text:p text:style-name="P1"/>
      <text:p text:style-name="P1">vi GRUPOA2</text:p>
      <text:p text:style-name="P1"/>
      <text:p text:style-name="P1">openssl dgst (algoritmo→)-sha -<text:span text:style-name="T2">out GRUPO-A2.fp GRUPO-A2</text:span></text:p>
      <text:p text:style-name="P3">Nos da un archivo con la firma en el archivo .fp</text:p>
      <text:p text:style-name="P3"/>
      <text:p text:style-name="P3">Si cambiamos el texto del archivo anterior cambia el fingerprint.</text:p>
      <text:p text:style-name="P3"/>
      <text:p text:style-name="P4">El siguiente coge las firmas de todo lo que cuelga en el /etc</text:p>
      <text:p text:style-name="P4">- find /etc -type f | xargs openssl md5 &gt; Firmas.txt</text:p>
      <text:p text:style-name="P4"/>
      <text:p text:style-name="P4">CONFIDENCIALIDAD</text:p>
      <text:p text:style-name="P4"/>
      <text:p text:style-name="P5">1º Cifrado simétrico</text:p>
      <text:p text:style-name="P5"/>
      <text:p text:style-name="P5">- openssl enc -aes-128-cbc -in GRUPO-A2 -out GRUPO-A2.enc</text:p>
      <text:p text:style-name="P5"/>
      <text:p text:style-name="P5">Y para desencriptar:</text:p>
      <text:p text:style-name="P5">- openssl enc -d -aes-128-cbc -in GRUPO-A2.enc -out GRUPO-A2.des</text:p>
      <text:p text:style-name="P5"/>
      <text:p text:style-name="P5">Garantía de que el el archivo enviado es el mismo que el archivo recibido → fingerprint</text:p>
      <text:p text:style-name="P5"/>
      <text:p text:style-name="P5">2º Cifrado asimétrico</text:p>
      <text:p text:style-name="P5">Vamos a manejar dos claves, una pública y otra privada. La pública la puede tener todo el mundo, sin embargo, la privada sólo la tiene el propietario de la clave pública.</text:p>
      <text:p text:style-name="P5"/>
      <text:p text:style-name="P6">1º Generamos las claves a partir de algoritmos con openssl</text:p>
      <text:p text:style-name="P6">- openssl genpkey -algorithm RSA -out PRIV_A<text:tab/><text:tab/>→ privada</text:p>
      <text:p text:style-name="P6">- openssl pkey -in PRIV_A -pubout -out PUBL_A<text:tab/><text:tab/>→ pública</text:p>
      <text:p text:style-name="P6"/>
      <text:p text:style-name="P8">Máquina B</text:p>
      <text:p text:style-name="P8"/>
      <text:p text:style-name="P7">- openssl genpkey -algorithm RSA -out PRIV_<text:span text:style-name="T4">B</text:span><text:tab/><text:tab/>→ privada</text:p>
      <text:p text:style-name="P7">- openssl pkey -in PRIV_<text:span text:style-name="T4">B</text:span> -pubout -out PUBL_<text:span text:style-name="T4">B</text:span><text:tab/><text:tab/>→ pública</text:p>
      <text:p text:style-name="P7"/>
      <text:p text:style-name="P9">Máquina A</text:p>
      <text:p text:style-name="P9"/>
      <text:p text:style-name="P9">- openssl pkeyutl -pubin -encrypt -in GRUPO-A2 -out GRUPO-A2.asim -inkey PUBL_B</text:p>
      <text:p text:style-name="P9"/>
      <text:p text:style-name="P9"/>
      <text:p text:style-name="P9"><text:soft-page-break/>Máquina B</text:p>
      <text:p text:style-name="P9"/>
      <text:p text:style-name="P9">- openssl pkeyutl -decrypt -in GRUPO-A2.asim -out GRUPO-A2.nombre -inkey PRIV_B</text:p>
      <text:p text:style-name="P10"/>
      <text:p text:style-name="P10"/>
      <text:p text:style-name="P11">NO REPUDIO → Se logra firmando los archivos</text:p>
      <text:p text:style-name="P11"/>
      <text:p text:style-name="P11">Máquina A</text:p>
      <text:p text:style-name="P11"/>
      <text:p text:style-name="P11">- openssl pkeyutl .sign -in GRUPO-A2 -out GRUPO-A2.sign -inkey PRIV_A</text:p>
      <text:p text:style-name="P11"/>
      <text:p text:style-name="P11">Máquina B verificamos la firma</text:p>
      <text:p text:style-name="P11"/>
      <text:p text:style-name="P11">- openssl pkeyutl -pubin -verify -sigfile GRUPO-A2.sign -in GRUPO-A2 -inkey PUBL_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7:54:40.416943141</meta:creation-date>
    <dc:date>2018-10-18T19:13:09.200692332</dc:date>
    <meta:editing-duration>PT6M57S</meta:editing-duration>
    <meta:editing-cycles>1</meta:editing-cycles>
    <meta:document-statistic meta:table-count="0" meta:image-count="0" meta:object-count="0" meta:page-count="2" meta:paragraph-count="37" meta:word-count="278" meta:character-count="1685" meta:non-whitespace-character-count="1440"/>
    <meta:generator>LibreOffice/6.0.6.2$Linux_X86_64 LibreOffice_project/00m0$Build-2</meta:generator>
  </office:meta>
</office:document-meta>
</file>